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200000002000309F1C.png" manifest:media-type="image/png"/>
  <manifest:file-entry manifest:full-path="Pictures/200000020000013F000000AAE135E48C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3.812cm" svg:height="2.031cm" svg:x="4.459cm" svg:y="0.243cm">
          <draw:image xlink:href="Pictures/200000020000013F000000AAE135E48C.eps" xlink:type="simple" xlink:show="embed" xlink:actuate="onLoad">
            <text:p/>
          </draw:image>
        </draw:frame>
        <draw:frame draw:style-name="gr2" draw:text-style-name="P2" draw:layer="layout" svg:width="0.937cm" svg:height="0.911cm" svg:x="9.288cm" svg:y="1.13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2.277cm" svg:y="1.13cm">
          <draw:text-box>
            <text:p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21T17:43:46</meta:creation-date>
    <meta:editing-duration>PT1M18S</meta:editing-duration>
    <meta:editing-cycles>2</meta:editing-cycles>
    <meta:generator>LibreOffice/3.3$Linux LibreOffice_project/330m19$Build-401</meta:generator>
    <dc:title>kkkFigures</dc:title>
    <meta:initial-creator>kkk </meta:initial-creator>
    <dc:date>2014-07-21T17:45:02</dc:date>
    <dc:creator>kkk </dc:creator>
    <meta:document-statistic meta:object-count="3"/>
    <meta:template xlink:type="simple" xlink:actuate="onRequest" xlink:title="kkkFigures" xlink:href="../../../../../.libreoffice/3/user/template/kkkFigures.otg" meta:date="2014-07-21T17:43:45"/>
  </office:meta>
</office:document-meta>
</file>